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12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23.58mm"/>
    </style:style>
    <style:style style:name="co4" style:family="table-column">
      <style:table-column-properties fo:break-before="auto" style:column-width="23.3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46mm"/>
    </style:style>
    <style:style style:name="co7" style:family="table-column">
      <style:table-column-properties fo:break-before="auto" style:column-width="34.5mm"/>
    </style:style>
    <style:style style:name="co8" style:family="table-column">
      <style:table-column-properties fo:break-before="auto" style:column-width="24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16">
      <style:table-cell-properties fo:background-color="#eeeeee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6">
      <style:table-cell-properties fo:background-color="#ffffff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solidado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row table:style-name="ro1">
          <table:table-cell table:style-name="ce1" office:value-type="string" calcext:value-type="string">
            <text:p>Método de normalização de cor</text:p>
          </table:table-cell>
          <table:table-cell table:style-name="ce1" office:value-type="string" calcext:value-type="string">
            <text:p>Método de segmentação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F1 / dic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sensitivity / recall</text:p>
          </table:table-cell>
          <table:table-cell table:style-name="ce1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1 - originais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7608889625186" calcext:value-type="float">
            <text:p>0,8776</text:p>
          </table:table-cell>
          <table:table-cell table:style-name="ce12" office:value-type="float" office:value="0.795656404187891" calcext:value-type="float">
            <text:p>0,7957</text:p>
          </table:table-cell>
          <table:table-cell table:style-name="ce12" office:value-type="float" office:value="0.815461022798649" calcext:value-type="float">
            <text:p>0,8155</text:p>
          </table:table-cell>
          <table:table-cell table:style-name="ce12" office:value-type="float" office:value="0.692129114388741" calcext:value-type="float">
            <text:p>0,6921</text:p>
          </table:table-cell>
          <table:table-cell table:style-name="ce12" office:value-type="float" office:value="0.847509180679544" calcext:value-type="float">
            <text:p>0,8475</text:p>
          </table:table-cell>
          <table:table-cell table:style-name="ce14" office:value-type="float" office:value="0.895000547529522" calcext:value-type="float">
            <text:p>0,8950</text:p>
          </table:table-cell>
        </table:table-row>
        <table:table-row table:style-name="ro1">
          <table:table-cell office:value-type="string" calcext:value-type="string">
            <text:p>1 - originais</text:p>
          </table:table-cell>
          <table:table-cell office:value-type="string" calcext:value-type="string">
            <text:p>3 - de Oliveira et al. (2013)</text:p>
          </table:table-cell>
          <table:table-cell office:value-type="float" office:value="0.747938610258556" calcext:value-type="float">
            <text:p>0,7479</text:p>
          </table:table-cell>
          <table:table-cell office:value-type="float" office:value="0.670956041805544" calcext:value-type="float">
            <text:p>0,6710</text:p>
          </table:table-cell>
          <table:table-cell office:value-type="float" office:value="0.628588995745136" calcext:value-type="float">
            <text:p>0,6286</text:p>
          </table:table-cell>
          <table:table-cell office:value-type="float" office:value="0.46795105237262" calcext:value-type="float">
            <text:p>0,4680</text:p>
          </table:table-cell>
          <table:table-cell office:value-type="float" office:value="0.658182148735014" calcext:value-type="float">
            <text:p>0,6582</text:p>
          </table:table-cell>
          <table:table-cell office:value-type="float" office:value="0.815695993629434" calcext:value-type="float">
            <text:p>0,8157</text:p>
          </table:table-cell>
        </table:table-row>
        <table:table-row table:style-name="ro1">
          <table:table-cell office:value-type="string" calcext:value-type="string">
            <text:p>1 - originais</text:p>
          </table:table-cell>
          <table:table-cell office:value-type="string" calcext:value-type="string">
            <text:p>4 - Phoulady et al. (2016)</text:p>
          </table:table-cell>
          <table:table-cell office:value-type="float" office:value="0.74358149937221" calcext:value-type="float">
            <text:p>0,7436</text:p>
          </table:table-cell>
          <table:table-cell office:value-type="float" office:value="0.752511127095983" calcext:value-type="float">
            <text:p>0,7525</text:p>
          </table:table-cell>
          <table:table-cell office:value-type="float" office:value="0.494903343594962" calcext:value-type="float">
            <text:p>0,4949</text:p>
          </table:table-cell>
          <table:table-cell office:value-type="float" office:value="0.331502550192239" calcext:value-type="float">
            <text:p>0,3315</text:p>
          </table:table-cell>
          <table:table-cell office:value-type="float" office:value="0.388029818299913" calcext:value-type="float">
            <text:p>0,3880</text:p>
          </table:table-cell>
          <table:table-cell office:value-type="float" office:value="0.936605232983593" calcext:value-type="float">
            <text:p>0,9366</text:p>
          </table:table-cell>
        </table:table-row>
        <table:table-row table:style-name="ro1">
          <table:table-cell office:value-type="string" calcext:value-type="string">
            <text:p>1 - originais</text:p>
          </table:table-cell>
          <table:table-cell office:value-type="string" calcext:value-type="string">
            <text:p>5 - Vahadane and Sethi (2013)</text:p>
          </table:table-cell>
          <table:table-cell office:value-type="float" office:value="0.725311279296875" calcext:value-type="float">
            <text:p>0,7253</text:p>
          </table:table-cell>
          <table:table-cell office:value-type="float" office:value="0.726999177030844" calcext:value-type="float">
            <text:p>0,7270</text:p>
          </table:table-cell>
          <table:table-cell office:value-type="float" office:value="0.467660051452549" calcext:value-type="float">
            <text:p>0,4677</text:p>
          </table:table-cell>
          <table:table-cell office:value-type="float" office:value="0.311727241554971" calcext:value-type="float">
            <text:p>0,3117</text:p>
          </table:table-cell>
          <table:table-cell office:value-type="float" office:value="0.371886050826368" calcext:value-type="float">
            <text:p>0,3719</text:p>
          </table:table-cell>
          <table:table-cell office:value-type="float" office:value="0.918241240092039" calcext:value-type="float">
            <text:p>0,9182</text:p>
          </table:table-cell>
        </table:table-row>
        <table:table-row table:style-name="ro1">
          <table:table-cell office:value-type="string" calcext:value-type="string">
            <text:p>1 - originais</text:p>
          </table:table-cell>
          <table:table-cell office:value-type="string" calcext:value-type="string">
            <text:p>6 - Wienert et al. (2012)</text:p>
          </table:table-cell>
          <table:table-cell office:value-type="float" office:value="0.721765427362351" calcext:value-type="float">
            <text:p>0,7218</text:p>
          </table:table-cell>
          <table:table-cell office:value-type="float" office:value="0.731493512691177" calcext:value-type="float">
            <text:p>0,7315</text:p>
          </table:table-cell>
          <table:table-cell office:value-type="float" office:value="0.404889245565175" calcext:value-type="float">
            <text:p>0,4049</text:p>
          </table:table-cell>
          <table:table-cell office:value-type="float" office:value="0.257238436299184" calcext:value-type="float">
            <text:p>0,2572</text:p>
          </table:table-cell>
          <table:table-cell office:value-type="float" office:value="0.29095025704244" calcext:value-type="float">
            <text:p>0,2910</text:p>
          </table:table-cell>
          <table:table-cell table:style-name="ce15" office:value-type="float" office:value="0.950152578155925" calcext:value-type="float">
            <text:p>0,9502</text:p>
          </table:table-cell>
        </table:table-row>
        <table:table-row table:style-name="ro1">
          <table:table-cell office:value-type="string" calcext:value-type="string">
            <text:p>3 - macenko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3992919921875" calcext:value-type="float">
            <text:p>0,8740</text:p>
          </table:table-cell>
          <table:table-cell table:style-name="ce12" office:value-type="float" office:value="0.843021423796288" calcext:value-type="float">
            <text:p>0,8430</text:p>
          </table:table-cell>
          <table:table-cell table:style-name="ce12" office:value-type="float" office:value="0.799590078480191" calcext:value-type="float">
            <text:p>0,7996</text:p>
          </table:table-cell>
          <table:table-cell table:style-name="ce12" office:value-type="float" office:value="0.668372060317404" calcext:value-type="float">
            <text:p>0,6684</text:p>
          </table:table-cell>
          <table:table-cell table:style-name="ce12" office:value-type="float" office:value="0.773102257965396" calcext:value-type="float">
            <text:p>0,7731</text:p>
          </table:table-cell>
          <table:table-cell table:style-name="ce12" office:value-type="float" office:value="0.931456141532481" calcext:value-type="float">
            <text:p>0,9315</text:p>
          </table:table-cell>
        </table:table-row>
        <table:table-row table:style-name="ro1">
          <table:table-cell office:value-type="string" calcext:value-type="string">
            <text:p>3 - macenko_et_al</text:p>
          </table:table-cell>
          <table:table-cell office:value-type="string" calcext:value-type="string">
            <text:p>3 - de Oliveira et al. (2013)</text:p>
          </table:table-cell>
          <table:table-cell office:value-type="float" office:value="0.591276259649368" calcext:value-type="float">
            <text:p>0,5913</text:p>
          </table:table-cell>
          <table:table-cell office:value-type="float" office:value="0.481906776430955" calcext:value-type="float">
            <text:p>0,4819</text:p>
          </table:table-cell>
          <table:table-cell office:value-type="float" office:value="0.468273944067105" calcext:value-type="float">
            <text:p>0,4683</text:p>
          </table:table-cell>
          <table:table-cell office:value-type="float" office:value="0.315071218035549" calcext:value-type="float">
            <text:p>0,3151</text:p>
          </table:table-cell>
          <table:table-cell office:value-type="float" office:value="0.554937704808971" calcext:value-type="float">
            <text:p>0,5549</text:p>
          </table:table-cell>
          <table:table-cell office:value-type="float" office:value="0.623899894323146" calcext:value-type="float">
            <text:p>0,6239</text:p>
          </table:table-cell>
        </table:table-row>
        <table:table-row table:style-name="ro1">
          <table:table-cell office:value-type="string" calcext:value-type="string">
            <text:p>3 - macenko_et_al</text:p>
          </table:table-cell>
          <table:table-cell office:value-type="string" calcext:value-type="string">
            <text:p>4 - Phoulady et al. (2016)</text:p>
          </table:table-cell>
          <table:table-cell office:value-type="float" office:value="0.690458025251116" calcext:value-type="float">
            <text:p>0,6905</text:p>
          </table:table-cell>
          <table:table-cell office:value-type="float" office:value="0.555206149618275" calcext:value-type="float">
            <text:p>0,5552</text:p>
          </table:table-cell>
          <table:table-cell office:value-type="float" office:value="0.378267343684259" calcext:value-type="float">
            <text:p>0,3783</text:p>
          </table:table-cell>
          <table:table-cell office:value-type="float" office:value="0.238658173535956" calcext:value-type="float">
            <text:p>0,2387</text:p>
          </table:table-cell>
          <table:table-cell office:value-type="float" office:value="0.298610481174419" calcext:value-type="float">
            <text:p>0,2986</text:p>
          </table:table-cell>
          <table:table-cell office:value-type="float" office:value="0.885311034623423" calcext:value-type="float">
            <text:p>0,8853</text:p>
          </table:table-cell>
        </table:table-row>
        <table:table-row table:style-name="ro1">
          <table:table-cell office:value-type="string" calcext:value-type="string">
            <text:p>3 - macenko_et_al</text:p>
          </table:table-cell>
          <table:table-cell office:value-type="string" calcext:value-type="string">
            <text:p>5 - Vahadane and Sethi (2013)</text:p>
          </table:table-cell>
          <table:table-cell office:value-type="float" office:value="0.629894801548549" calcext:value-type="float">
            <text:p>0,6299</text:p>
          </table:table-cell>
          <table:table-cell office:value-type="float" office:value="0.496065970440898" calcext:value-type="float">
            <text:p>0,4961</text:p>
          </table:table-cell>
          <table:table-cell office:value-type="float" office:value="0.34707076802423" calcext:value-type="float">
            <text:p>0,3471</text:p>
          </table:table-cell>
          <table:table-cell office:value-type="float" office:value="0.214852494237327" calcext:value-type="float">
            <text:p>0,2149</text:p>
          </table:table-cell>
          <table:table-cell office:value-type="float" office:value="0.318082169007105" calcext:value-type="float">
            <text:p>0,3181</text:p>
          </table:table-cell>
          <table:table-cell office:value-type="float" office:value="0.794708003708019" calcext:value-type="float">
            <text:p>0,7947</text:p>
          </table:table-cell>
        </table:table-row>
        <table:table-row table:style-name="ro1">
          <table:table-cell office:value-type="string" calcext:value-type="string">
            <text:p>3 - macenko_et_al</text:p>
          </table:table-cell>
          <table:table-cell office:value-type="string" calcext:value-type="string">
            <text:p>6 - Wienert et al. (2012)</text:p>
          </table:table-cell>
          <table:table-cell office:value-type="float" office:value="0.682510012672061" calcext:value-type="float">
            <text:p>0,6825</text:p>
          </table:table-cell>
          <table:table-cell office:value-type="float" office:value="0.549137814424231" calcext:value-type="float">
            <text:p>0,5491</text:p>
          </table:table-cell>
          <table:table-cell office:value-type="float" office:value="0.302814720931059" calcext:value-type="float">
            <text:p>0,3028</text:p>
          </table:table-cell>
          <table:table-cell office:value-type="float" office:value="0.181939681912424" calcext:value-type="float">
            <text:p>0,1819</text:p>
          </table:table-cell>
          <table:table-cell office:value-type="float" office:value="0.217223325632377" calcext:value-type="float">
            <text:p>0,2172</text:p>
          </table:table-cell>
          <table:table-cell office:value-type="float" office:value="0.914049140772232" calcext:value-type="float">
            <text:p>0,9140</text:p>
          </table:table-cell>
        </table:table-row>
        <table:table-row table:style-name="ro1">
          <table:table-cell office:value-type="string" calcext:value-type="string">
            <text:p>4 - metodo_proposto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65873790922619" calcext:value-type="float">
            <text:p>0,8659</text:p>
          </table:table-cell>
          <table:table-cell table:style-name="ce12" office:value-type="float" office:value="0.913617862296232" calcext:value-type="float">
            <text:p>0,9136</text:p>
          </table:table-cell>
          <table:table-cell table:style-name="ce12" office:value-type="float" office:value="0.758859921947839" calcext:value-type="float">
            <text:p>0,7589</text:p>
          </table:table-cell>
          <table:table-cell table:style-name="ce12" office:value-type="float" office:value="0.614905772661001" calcext:value-type="float">
            <text:p>0,6149</text:p>
          </table:table-cell>
          <table:table-cell table:style-name="ce12" office:value-type="float" office:value="0.657571020937894" calcext:value-type="float">
            <text:p>0,6576</text:p>
          </table:table-cell>
          <table:table-cell table:style-name="ce12" office:value-type="float" office:value="0.972940833341114" calcext:value-type="float">
            <text:p>0,9729</text:p>
          </table:table-cell>
        </table:table-row>
        <table:table-row table:style-name="ro1">
          <table:table-cell office:value-type="string" calcext:value-type="string">
            <text:p>4 - metodo_proposto</text:p>
          </table:table-cell>
          <table:table-cell office:value-type="string" calcext:value-type="string">
            <text:p>3 - de Oliveira et al. (2013)</text:p>
          </table:table-cell>
          <table:table-cell office:value-type="float" office:value="0.790662129720052" calcext:value-type="float">
            <text:p>0,7907</text:p>
          </table:table-cell>
          <table:table-cell office:value-type="float" office:value="0.778398171978326" calcext:value-type="float">
            <text:p>0,7784</text:p>
          </table:table-cell>
          <table:table-cell office:value-type="float" office:value="0.619405182695141" calcext:value-type="float">
            <text:p>0,6194</text:p>
          </table:table-cell>
          <table:table-cell office:value-type="float" office:value="0.452947351325979" calcext:value-type="float">
            <text:p>0,4529</text:p>
          </table:table-cell>
          <table:table-cell office:value-type="float" office:value="0.555936097381091" calcext:value-type="float">
            <text:p>0,5559</text:p>
          </table:table-cell>
          <table:table-cell office:value-type="float" office:value="0.920466774893629" calcext:value-type="float">
            <text:p>0,9205</text:p>
          </table:table-cell>
        </table:table-row>
        <table:table-row table:style-name="ro1">
          <table:table-cell office:value-type="string" calcext:value-type="string">
            <text:p>4 - metodo_proposto</text:p>
          </table:table-cell>
          <table:table-cell office:value-type="string" calcext:value-type="string">
            <text:p>4 - Phoulady et al. (2016)</text:p>
          </table:table-cell>
          <table:table-cell office:value-type="float" office:value="0.765263148716518" calcext:value-type="float">
            <text:p>0,7653</text:p>
          </table:table-cell>
          <table:table-cell office:value-type="float" office:value="0.798677030144803" calcext:value-type="float">
            <text:p>0,7987</text:p>
          </table:table-cell>
          <table:table-cell office:value-type="float" office:value="0.525087434445998" calcext:value-type="float">
            <text:p>0,5251</text:p>
          </table:table-cell>
          <table:table-cell office:value-type="float" office:value="0.358690214154668" calcext:value-type="float">
            <text:p>0,3587</text:p>
          </table:table-cell>
          <table:table-cell office:value-type="float" office:value="0.41073105980989" calcext:value-type="float">
            <text:p>0,4107</text:p>
          </table:table-cell>
          <table:table-cell office:value-type="float" office:value="0.950705355137231" calcext:value-type="float">
            <text:p>0,9507</text:p>
          </table:table-cell>
        </table:table-row>
        <table:table-row table:style-name="ro1">
          <table:table-cell office:value-type="string" calcext:value-type="string">
            <text:p>4 - metodo_proposto</text:p>
          </table:table-cell>
          <table:table-cell office:value-type="string" calcext:value-type="string">
            <text:p>5 - Vahadane and Sethi (2013)</text:p>
          </table:table-cell>
          <table:table-cell office:value-type="float" office:value="0.747505187988281" calcext:value-type="float">
            <text:p>0,7475</text:p>
          </table:table-cell>
          <table:table-cell office:value-type="float" office:value="0.820219793242285" calcext:value-type="float">
            <text:p>0,8202</text:p>
          </table:table-cell>
          <table:table-cell office:value-type="float" office:value="0.453705729612325" calcext:value-type="float">
            <text:p>0,4537</text:p>
          </table:table-cell>
          <table:table-cell office:value-type="float" office:value="0.29854787708727" calcext:value-type="float">
            <text:p>0,2985</text:p>
          </table:table-cell>
          <table:table-cell office:value-type="float" office:value="0.332395976464991" calcext:value-type="float">
            <text:p>0,3324</text:p>
          </table:table-cell>
          <table:table-cell office:value-type="float" office:value="0.96042035330083" calcext:value-type="float">
            <text:p>0,9604</text:p>
          </table:table-cell>
        </table:table-row>
        <table:table-row table:style-name="ro1">
          <table:table-cell office:value-type="string" calcext:value-type="string">
            <text:p>4 - metodo_proposto</text:p>
          </table:table-cell>
          <table:table-cell office:value-type="string" calcext:value-type="string">
            <text:p>6 - Wienert et al. (2012)</text:p>
          </table:table-cell>
          <table:table-cell office:value-type="float" office:value="0.73856208437965" calcext:value-type="float">
            <text:p>0,7386</text:p>
          </table:table-cell>
          <table:table-cell office:value-type="float" office:value="0.815522941035351" calcext:value-type="float">
            <text:p>0,8155</text:p>
          </table:table-cell>
          <table:table-cell office:value-type="float" office:value="0.396131323544916" calcext:value-type="float">
            <text:p>0,3961</text:p>
          </table:table-cell>
          <table:table-cell office:value-type="float" office:value="0.250830141820786" calcext:value-type="float">
            <text:p>0,2508</text:p>
          </table:table-cell>
          <table:table-cell office:value-type="float" office:value="0.271958076931194" calcext:value-type="float">
            <text:p>0,2720</text:p>
          </table:table-cell>
          <table:table-cell office:value-type="float" office:value="0.972197888094897" calcext:value-type="float">
            <text:p>0,9722</text:p>
          </table:table-cell>
        </table:table-row>
        <table:table-row table:style-name="ro1">
          <table:table-cell office:value-type="string" calcext:value-type="string">
            <text:p>5 - reinhard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77692086356027" calcext:value-type="float">
            <text:p>0,8777</text:p>
          </table:table-cell>
          <table:table-cell table:style-name="ce12" office:value-type="float" office:value="0.879097931077165" calcext:value-type="float">
            <text:p>0,8791</text:p>
          </table:table-cell>
          <table:table-cell table:style-name="ce12" office:value-type="float" office:value="0.790116178308814" calcext:value-type="float">
            <text:p>0,7901</text:p>
          </table:table-cell>
          <table:table-cell table:style-name="ce12" office:value-type="float" office:value="0.655568774501783" calcext:value-type="float">
            <text:p>0,6556</text:p>
          </table:table-cell>
          <table:table-cell table:style-name="ce12" office:value-type="float" office:value="0.725572124646119" calcext:value-type="float">
            <text:p>0,7256</text:p>
          </table:table-cell>
          <table:table-cell table:style-name="ce14" office:value-type="float" office:value="0.954822054469223" calcext:value-type="float">
            <text:p>0,9548</text:p>
          </table:table-cell>
        </table:table-row>
        <table:table-row table:style-name="ro1">
          <table:table-cell office:value-type="string" calcext:value-type="string">
            <text:p>5 - reinhard_et_al</text:p>
          </table:table-cell>
          <table:table-cell office:value-type="string" calcext:value-type="string">
            <text:p>3 - de Oliveira et al. (2013)</text:p>
          </table:table-cell>
          <table:table-cell office:value-type="float" office:value="0.794968741280692" calcext:value-type="float">
            <text:p>0,7950</text:p>
          </table:table-cell>
          <table:table-cell office:value-type="float" office:value="0.725317620702264" calcext:value-type="float">
            <text:p>0,7253</text:p>
          </table:table-cell>
          <table:table-cell office:value-type="float" office:value="0.651481663268103" calcext:value-type="float">
            <text:p>0,6515</text:p>
          </table:table-cell>
          <table:table-cell office:value-type="float" office:value="0.490484040674031" calcext:value-type="float">
            <text:p>0,4905</text:p>
          </table:table-cell>
          <table:table-cell office:value-type="float" office:value="0.628834324020188" calcext:value-type="float">
            <text:p>0,6288</text:p>
          </table:table-cell>
          <table:table-cell office:value-type="float" office:value="0.888436213027106" calcext:value-type="float">
            <text:p>0,8884</text:p>
          </table:table-cell>
        </table:table-row>
        <table:table-row table:style-name="ro1">
          <table:table-cell office:value-type="string" calcext:value-type="string">
            <text:p>5 - reinhard_et_al</text:p>
          </table:table-cell>
          <table:table-cell office:value-type="string" calcext:value-type="string">
            <text:p>4 - Phoulady et al. (2016)</text:p>
          </table:table-cell>
          <table:table-cell office:value-type="float" office:value="0.760106404622396" calcext:value-type="float">
            <text:p>0,7601</text:p>
          </table:table-cell>
          <table:table-cell office:value-type="float" office:value="0.747724440661621" calcext:value-type="float">
            <text:p>0,7477</text:p>
          </table:table-cell>
          <table:table-cell office:value-type="float" office:value="0.523692416505716" calcext:value-type="float">
            <text:p>0,5237</text:p>
          </table:table-cell>
          <table:table-cell office:value-type="float" office:value="0.357526736674433" calcext:value-type="float">
            <text:p>0,3575</text:p>
          </table:table-cell>
          <table:table-cell office:value-type="float" office:value="0.417986243463899" calcext:value-type="float">
            <text:p>0,4180</text:p>
          </table:table-cell>
          <table:table-cell office:value-type="float" office:value="0.935161510905225" calcext:value-type="float">
            <text:p>0,9352</text:p>
          </table:table-cell>
        </table:table-row>
        <table:table-row table:style-name="ro1">
          <table:table-cell office:value-type="string" calcext:value-type="string">
            <text:p>5 - reinhard_et_al</text:p>
          </table:table-cell>
          <table:table-cell office:value-type="string" calcext:value-type="string">
            <text:p>5 - Vahadane and Sethi (2013)</text:p>
          </table:table-cell>
          <table:table-cell office:value-type="float" office:value="0.75343032110305" calcext:value-type="float">
            <text:p>0,7534</text:p>
          </table:table-cell>
          <table:table-cell office:value-type="float" office:value="0.772776651742085" calcext:value-type="float">
            <text:p>0,7728</text:p>
          </table:table-cell>
          <table:table-cell office:value-type="float" office:value="0.489942220319183" calcext:value-type="float">
            <text:p>0,4899</text:p>
          </table:table-cell>
          <table:table-cell office:value-type="float" office:value="0.331300235225829" calcext:value-type="float">
            <text:p>0,3313</text:p>
          </table:table-cell>
          <table:table-cell office:value-type="float" office:value="0.376886539412768" calcext:value-type="float">
            <text:p>0,3769</text:p>
          </table:table-cell>
          <table:table-cell office:value-type="float" office:value="0.945308608209038" calcext:value-type="float">
            <text:p>0,9453</text:p>
          </table:table-cell>
        </table:table-row>
        <table:table-row table:style-name="ro1">
          <table:table-cell office:value-type="string" calcext:value-type="string">
            <text:p>5 - reinhard_et_al</text:p>
          </table:table-cell>
          <table:table-cell office:value-type="string" calcext:value-type="string">
            <text:p>6 - Wienert et al. (2012)</text:p>
          </table:table-cell>
          <table:table-cell office:value-type="float" office:value="0.736838567824591" calcext:value-type="float">
            <text:p>0,7368</text:p>
          </table:table-cell>
          <table:table-cell office:value-type="float" office:value="0.766750920846649" calcext:value-type="float">
            <text:p>0,7668</text:p>
          </table:table-cell>
          <table:table-cell office:value-type="float" office:value="0.410573073257858" calcext:value-type="float">
            <text:p>0,4106</text:p>
          </table:table-cell>
          <table:table-cell office:value-type="float" office:value="0.26217302648901" calcext:value-type="float">
            <text:p>0,2622</text:p>
          </table:table-cell>
          <table:table-cell office:value-type="float" office:value="0.289412309589454" calcext:value-type="float">
            <text:p>0,2894</text:p>
          </table:table-cell>
          <table:table-cell table:style-name="ce15" office:value-type="float" office:value="0.961552886708629" calcext:value-type="float">
            <text:p>0,9616</text:p>
          </table:table-cell>
        </table:table-row>
        <table:table-row table:style-name="ro1">
          <table:table-cell office:value-type="string" calcext:value-type="string">
            <text:p>6 - vahadane_et_al</text:p>
          </table:table-cell>
          <table:table-cell table:style-name="ce5" office:value-type="string" calcext:value-type="string">
            <text:p>1 – unet_based (otsu)</text:p>
          </table:table-cell>
          <table:table-cell table:style-name="ce12" office:value-type="float" office:value="0.866869245256697" calcext:value-type="float">
            <text:p>0,8669</text:p>
          </table:table-cell>
          <table:table-cell table:style-name="ce12" office:value-type="float" office:value="0.878500292666216" calcext:value-type="float">
            <text:p>0,8785</text:p>
          </table:table-cell>
          <table:table-cell table:style-name="ce12" office:value-type="float" office:value="0.769401516136643" calcext:value-type="float">
            <text:p>0,7694</text:p>
          </table:table-cell>
          <table:table-cell table:style-name="ce12" office:value-type="float" office:value="0.628706824953472" calcext:value-type="float">
            <text:p>0,6287</text:p>
          </table:table-cell>
          <table:table-cell table:style-name="ce12" office:value-type="float" office:value="0.698078196466647" calcext:value-type="float">
            <text:p>0,6981</text:p>
          </table:table-cell>
          <table:table-cell table:style-name="ce14" office:value-type="float" office:value="0.955817415321463" calcext:value-type="float">
            <text:p>0,9558</text:p>
          </table:table-cell>
        </table:table-row>
        <table:table-row table:style-name="ro1">
          <table:table-cell office:value-type="string" calcext:value-type="string">
            <text:p>6 - vahadane_et_al</text:p>
          </table:table-cell>
          <table:table-cell office:value-type="string" calcext:value-type="string">
            <text:p>3 - de Oliveira et al. (2013)</text:p>
          </table:table-cell>
          <table:table-cell office:value-type="float" office:value="0.7844481695266" calcext:value-type="float">
            <text:p>0,7844</text:p>
          </table:table-cell>
          <table:table-cell office:value-type="float" office:value="0.809414488812306" calcext:value-type="float">
            <text:p>0,8094</text:p>
          </table:table-cell>
          <table:table-cell office:value-type="float" office:value="0.583726790764853" calcext:value-type="float">
            <text:p>0,5837</text:p>
          </table:table-cell>
          <table:table-cell office:value-type="float" office:value="0.422632411972662" calcext:value-type="float">
            <text:p>0,4226</text:p>
          </table:table-cell>
          <table:table-cell office:value-type="float" office:value="0.489867722878407" calcext:value-type="float">
            <text:p>0,4899</text:p>
          </table:table-cell>
          <table:table-cell office:value-type="float" office:value="0.944998770716884" calcext:value-type="float">
            <text:p>0,9450</text:p>
          </table:table-cell>
        </table:table-row>
        <table:table-row table:style-name="ro1">
          <table:table-cell office:value-type="string" calcext:value-type="string">
            <text:p>6 - vahadane_et_al</text:p>
          </table:table-cell>
          <table:table-cell office:value-type="string" calcext:value-type="string">
            <text:p>4 - Phoulady et al. (2016)</text:p>
          </table:table-cell>
          <table:table-cell office:value-type="float" office:value="0.75420161655971" calcext:value-type="float">
            <text:p>0,7542</text:p>
          </table:table-cell>
          <table:table-cell office:value-type="float" office:value="0.789586837090492" calcext:value-type="float">
            <text:p>0,7896</text:p>
          </table:table-cell>
          <table:table-cell office:value-type="float" office:value="0.488539436631921" calcext:value-type="float">
            <text:p>0,4885</text:p>
          </table:table-cell>
          <table:table-cell office:value-type="float" office:value="0.326182814647307" calcext:value-type="float">
            <text:p>0,3262</text:p>
          </table:table-cell>
          <table:table-cell office:value-type="float" office:value="0.367080339448506" calcext:value-type="float">
            <text:p>0,3671</text:p>
          </table:table-cell>
          <table:table-cell office:value-type="float" office:value="0.953092898423397" calcext:value-type="float">
            <text:p>0,9531</text:p>
          </table:table-cell>
        </table:table-row>
        <table:table-row table:style-name="ro1">
          <table:table-cell office:value-type="string" calcext:value-type="string">
            <text:p>6 - vahadane_et_al</text:p>
          </table:table-cell>
          <table:table-cell office:value-type="string" calcext:value-type="string">
            <text:p>5 - Vahadane and Sethi (2013)</text:p>
          </table:table-cell>
          <table:table-cell office:value-type="float" office:value="0.751047770182292" calcext:value-type="float">
            <text:p>0,7510</text:p>
          </table:table-cell>
          <table:table-cell office:value-type="float" office:value="0.850414301135966" calcext:value-type="float">
            <text:p>0,8504</text:p>
          </table:table-cell>
          <table:table-cell office:value-type="float" office:value="0.443509027040042" calcext:value-type="float">
            <text:p>0,4435</text:p>
          </table:table-cell>
          <table:table-cell office:value-type="float" office:value="0.29234176242964" calcext:value-type="float">
            <text:p>0,2923</text:p>
          </table:table-cell>
          <table:table-cell office:value-type="float" office:value="0.314142394353135" calcext:value-type="float">
            <text:p>0,3141</text:p>
          </table:table-cell>
          <table:table-cell table:style-name="ce15" office:value-type="float" office:value="0.975073168126051" calcext:value-type="float">
            <text:p>0,9751</text:p>
          </table:table-cell>
        </table:table-row>
        <table:table-row table:style-name="ro1">
          <table:table-cell office:value-type="string" calcext:value-type="string">
            <text:p>6 - vahadane_et_al</text:p>
          </table:table-cell>
          <table:table-cell office:value-type="string" calcext:value-type="string">
            <text:p>6 - Wienert et al. (2012)</text:p>
          </table:table-cell>
          <table:table-cell office:value-type="float" office:value="0.737217494419643" calcext:value-type="float">
            <text:p>0,7372</text:p>
          </table:table-cell>
          <table:table-cell office:value-type="float" office:value="0.808665470837245" calcext:value-type="float">
            <text:p>0,8087</text:p>
          </table:table-cell>
          <table:table-cell office:value-type="float" office:value="0.405235305589111" calcext:value-type="float">
            <text:p>0,4052</text:p>
          </table:table-cell>
          <table:table-cell office:value-type="float" office:value="0.263485254781576" calcext:value-type="float">
            <text:p>0,2635</text:p>
          </table:table-cell>
          <table:table-cell office:value-type="float" office:value="0.293811282714942" calcext:value-type="float">
            <text:p>0,2938</text:p>
          </table:table-cell>
          <table:table-cell office:value-type="float" office:value="0.96551060975586" calcext:value-type="float">
            <text:p>0,9655</text:p>
          </table:table-cell>
        </table:table-row>
      </table:table>
      <table:named-expressions/>
      <table:database-ranges>
        <table:database-range table:name="__Anonymous_Sheet_DB__0" table:target-range-address="consolidado.A1:consolidado.H2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6:09:12.743300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6:22:38.810314333</dc:date>
    <meta:editing-duration>PT14H47M40S</meta:editing-duration>
    <meta:editing-cycles>44</meta:editing-cycles>
    <meta:generator>LibreOffice/6.0.7.3$Linux_X86_64 LibreOffice_project/00m0$Build-3</meta:generator>
    <meta:document-statistic meta:table-count="1" meta:cell-count="208" meta:object-count="0"/>
  </office:meta>
</office:document-meta>
</file>